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akar" fo:font-size="12pt" style:font-size-asian="12pt" style:font-size-complex="12pt"/>
    </style:style>
    <style:style style:name="P2" style:family="paragraph" style:parent-style-name="Standard">
      <style:text-properties style:font-name="aakar" fo:font-size="12pt" officeooo:paragraph-rsid="000a5b38" style:font-size-asian="12pt" style:font-size-complex="12pt"/>
    </style:style>
    <style:style style:name="P3" style:family="paragraph" style:parent-style-name="Standard">
      <style:text-properties style:font-name="aakar" fo:font-size="12pt" officeooo:rsid="000af695" officeooo:paragraph-rsid="000af695" style:font-size-asian="12pt" style:font-size-complex="12pt"/>
    </style:style>
    <style:style style:name="P4" style:family="paragraph" style:parent-style-name="Standard">
      <style:text-properties style:font-name="aakar" fo:font-size="12pt" officeooo:rsid="000af695" officeooo:paragraph-rsid="000a5b38" style:font-size-asian="12pt" style:font-size-complex="12pt"/>
    </style:style>
    <style:style style:name="T1" style:family="text">
      <style:text-properties style:font-name="aakar" fo:font-size="12pt" style:font-size-asian="12pt" style:font-size-complex="12pt"/>
    </style:style>
    <style:style style:name="T2" style:family="text">
      <style:text-properties style:font-name="aakar" fo:font-size="12pt" officeooo:rsid="000a5b38" style:font-size-asian="12pt" style:font-size-complex="12pt"/>
    </style:style>
    <style:style style:name="T3" style:family="text">
      <style:text-properties style:font-name="sans-serif" fo:font-size="19.5pt" style:font-size-asian="12pt" style:font-size-complex="12pt"/>
    </style:style>
    <style:style style:name="T4" style:family="text">
      <style:text-properties fo:font-size="19.5pt" style:font-size-asian="12pt" style:font-size-complex="12pt"/>
    </style:style>
    <style:style style:name="T5" style:family="text">
      <style:text-properties officeooo:rsid="000a5b38"/>
    </style:style>
    <style:style style:name="T6" style:family="text">
      <style:text-properties fo:font-size="12pt" style:font-size-asian="12pt" style:font-size-complex="12pt"/>
    </style:style>
    <style:style style:name="T7" style:family="text">
      <style:text-properties fo:font-size="12pt" officeooo:rsid="000a5b38"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gorithmic Robotics Project 2</text:p>
      <text:p text:style-name="P1"/>
      <text:p text:style-name="P2"><text:span text:style-name="T5">1. </text:span>In this project, wrote collision <text:span text:style-name="T5">checking algorithms</text:span> <text:span text:style-name="T5">(Implemented in isValidPoint, isValidCircle, isValidSqaure)</text:span>to check <text:span text:style-name="T5">if the three different shaped robots (Point, Circle, Square) are valid in </text:span>a 2-D <text:span text:style-name="T5">plane</text:span> work environment.</text:p>
      <text:p text:style-name="P2"/>
      <text:p text:style-name="P2"><text:span text:style-name="T5">2. W</text:span>rote <text:span text:style-name="T5">the</text:span> <text:span text:style-name="T5">functions</text:span> to check the collision between the robot and obstacles. Three different types of robots used for this purpose represented a point, circle and square. The point robot <text:span text:style-name="T5">is</text:span> a 1-D robot and <text:span text:style-name="T5">is</text:span> represented by co-ordinates. For the point robot the C-space and workspaces were the same. Since the geometry was simple, <text:span text:style-name="T5">it is just ti </text:span>compare whether the co-ordinates of the robot lied between the co-ordinates of the obstacle. For circle and square robots were 2-D robots and in these cases the C-space and <text:span text:style-name="T5">workspace</text:span> were different in comparison to each other. The circle robot was represented by its center and radius. The workspace of the circle robot can be thought of as extended by the radius with rounded edges. Lastly, we worked with a square robot, which was represented by the center co-ordinates, the side length and a rotation angle 𝜃. The configuration code for this robot was complex as compared to the other two. We perform collision checking in the workspace. <text:span text:style-name="T5">The obstacles are rectangles represented by the the height, width and the left bottom vertex co-ordinates.</text:span></text:p>
      <text:p text:style-name="P2"/>
      <text:p text:style-name="P2"><text:span text:style-name="T5">3.<text:line-break/>Point Robot: The collision checking for this robot was the easiest, just had to check whether the co-ordinates of this robot lied in a range. The range was obtained from the co-ordinates and dimensions of the obstacles.</text:span></text:p>
      <text:p text:style-name="P2"/>
      <text:p text:style-name="P2"><text:span text:style-name="T5">Circle Robot: The circle robot was a bit difficult as compared to point robot, but the approach was quite similar. The center and radius was know for circle robot. Had to verify whether the center lied in the range of co-ordinates of the obstacle. Calculated and checked if the Euclidean Norm between the center and vertices of the obstacle and compared it with the radius of the circle. </text:span></text:p>
      <text:p text:style-name="P2"/>
      <text:p text:style-name="P2"><text:span text:style-name="T5">Square Robot: This was difficult problem to solve.</text:span></text:p>
      <text:p text:style-name="P2"><text:span text:style-name="T5">case 1: when the any of the vertex of the rotated square lies inside the obstacle, for this used the isValidPoint function to determine this, also checked if the centroid of the sqaure lies in the obstacle.</text:span></text:p>
      <text:p text:style-name="P2"/>
      <text:p text:style-name="P2"><text:span text:style-name="T5">case 2: when the any of the vertex of the anticlockwise rotated obstacle w.r.t to square robot centroid <text:s/>lies inside the non rotated translated square robot, for this also used the isValidPoint function to determine.</text:span></text:p>
      <text:p text:style-name="P4"/>
      <text:p text:style-name="P3"><text:span text:style-name="T5">N</text:span>o line intersection needed to performed. Got 100% accuracy in all the conditions.</text:p>
      <text:p text:style-name="P3"/>
      <text:p text:style-name="P3">4.</text:p>
      <text:p text:style-name="P3">Point Robot: 3/10 30 min.</text:p>
      <text:p text:style-name="P3">Circle Robot: 5/10 1 hr.</text:p>
      <text:p text:style-name="P3">Square Robot: 8/10 6 hr.</text:p>
      <text:p text:style-name="P3">Report: 2/10 1 h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5T12:59:16.679231900</meta:creation-date>
    <dc:date>2021-01-25T13:16:24.960632478</dc:date>
    <meta:editing-duration>PT4M7S</meta:editing-duration>
    <meta:editing-cycles>1</meta:editing-cycles>
    <meta:document-statistic meta:table-count="0" meta:image-count="0" meta:object-count="0" meta:page-count="1" meta:paragraph-count="14" meta:word-count="438" meta:character-count="2608" meta:non-whitespace-character-count="2182"/>
    <meta:generator>LibreOffice/6.4.6.2$Linux_X86_64 LibreOffice_project/40$Build-2</meta:generator>
  </office:meta>
</office:document-meta>
</file>